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2abf2" officeooo:paragraph-rsid="000ec97d" style:font-style-asian="normal" style:font-style-complex="normal"/>
    </style:style>
    <style:style style:name="P2" style:family="paragraph" style:parent-style-name="Standard">
      <style:text-properties fo:font-style="normal" officeooo:rsid="000483c0" officeooo:paragraph-rsid="000ec97d" style:font-style-asian="normal" style:font-style-complex="normal"/>
    </style:style>
    <style:style style:name="P3" style:family="paragraph" style:parent-style-name="Standard">
      <style:text-properties fo:font-style="normal" officeooo:rsid="0007b333" officeooo:paragraph-rsid="000ec97d" style:font-style-asian="normal" style:font-style-complex="normal"/>
    </style:style>
    <style:style style:name="P4" style:family="paragraph" style:parent-style-name="Standard">
      <style:text-properties fo:font-style="normal" officeooo:rsid="000a3223" officeooo:paragraph-rsid="000ec97d" style:font-style-asian="normal" style:font-style-complex="normal"/>
    </style:style>
    <style:style style:name="P5" style:family="paragraph" style:parent-style-name="Standard">
      <style:text-properties fo:font-style="normal" fo:font-weight="normal" officeooo:rsid="000483c0" officeooo:paragraph-rsid="000ec97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f12b3" officeooo:paragraph-rsid="000f12b3" style:font-style-asian="normal" style:font-weight-asian="normal" style:font-style-complex="normal" style:font-weight-complex="normal"/>
    </style:style>
    <style:style style:name="T1" style:family="text">
      <style:text-properties officeooo:rsid="000483c0"/>
    </style:style>
    <style:style style:name="T2" style:family="text">
      <style:text-properties officeooo:rsid="00088cd1"/>
    </style:style>
    <style:style style:name="T3" style:family="text">
      <style:text-properties officeooo:rsid="000a3223"/>
    </style:style>
    <style:style style:name="T4" style:family="text">
      <style:text-properties officeooo:rsid="00111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NDIDUJÍCÍ <text:span text:style-name="T1">PROTI</text:span>STRANY VE STŘEDOČESKÉM KRAJI:</text:p>
      <text:p text:style-name="P1"/>
      <text:p text:style-name="P2">ČSSD</text:p>
      <text:p text:style-name="P2">ODS</text:p>
      <text:p text:style-name="P2">KSČM</text:p>
      <text:p text:style-name="P2">ANO 2011</text:p>
      <text:p text:style-name="P2">TOP 09</text:p>
      <text:p text:style-name="P2">STAN</text:p>
      <text:p text:style-name="P2">SVOBODNÍ + SOUKROMNÍCI</text:p>
      <text:p text:style-name="P2">KOALICE SPD A SPO</text:p>
      <text:p text:style-name="P2">NE ILEGÁLNÍ IMIGRACI: Strana zdravého rozumu, Česká strana národně sociální, Česká strana národně socialistická, Demokratická strana zelených</text:p>
      <text:p text:style-name="P2">DSSS</text:p>
      <text:p text:style-name="P2">Spolu pro kraj</text:p>
      <text:p text:style-name="P2">Koruna Česká</text:p>
      <text:p text:style-name="P2">Národní demokracie</text:p>
      <text:p text:style-name="P2">Občané 2011</text:p>
      <text:p text:style-name="P2">Romská demokratická strana</text:p>
      <text:p text:style-name="P2">Sdružení pro republiku</text:p>
      <text:p text:style-name="P2">Úsvit + Blok proti islámu</text:p>
      <text:p text:style-name="P2">Pravý blok (Cibulka)</text:p>
      <text:p text:style-name="P2"/>
      <text:p text:style-name="P3">Za relevantní pokládám tak prvních sedm, pak už je to vesměs sbírka totálních mašíblů. </text:p>
      <text:p text:style-name="P3">S mítinky jsem <text:span text:style-name="T2">pořád</text:span> čekala, až musím frustrovaně konstatovat, že <text:span text:style-name="T3">téměř </text:span>nikdo v SčK zatím nic nemá, nebo se tím minimálně nepochlubil na stránkách ni sociálních sítích. <text:span text:style-name="T3">A ti, co to tam mají, to dali pozdě. </text:span></text:p>
      <text:p text:style-name="P3"/>
      <text:p text:style-name="P3"/>
      <text:p text:style-name="P3"/>
      <text:p text:style-name="P4">Mítinky:</text:p>
      <text:p text:style-name="P4">ANO</text:p>
      <text:p text:style-name="P4">1. 2. Mělník <text:a xlink:type="simple" xlink:href="http://www.anobudelip.cz/cs/volby/kalendar-akci/30018/sport-arena-melnik" text:style-name="Internet_20_link" text:visited-style-name="Visited_20_Internet_20_Link">http://www.anobudelip.cz/cs/volby/kalendar-akci/30018/sport-arena-melnik</text:a></text:p>
      <text:p text:style-name="P4">2. 9. Kralupy nad Vltavou <text:a xlink:type="simple" xlink:href="http://www.anobudelip.cz/cs/volby/kalendar-akci/30021/sport-arena-kralupy-nad-vltavou" text:style-name="Internet_20_link" text:visited-style-name="Visited_20_Internet_20_Link">http://www.anobudelip.cz/cs/volby/kalendar-akci/30021/sport-arena-kralupy-nad-vltavou</text:a></text:p>
      <text:p text:style-name="P4"/>
      <text:p text:style-name="P4">STAN <text:a xlink:type="simple" xlink:href="http://www.stan2016.cz/setkani/" text:style-name="Internet_20_link" text:visited-style-name="Visited_20_Internet_20_Link">http://www.stan2016.cz/setkani/</text:a></text:p>
      <text:p text:style-name="P4">1. 9. Kolín, Říčany</text:p>
      <text:p text:style-name="P5"/>
      <text:p text:style-name="P6">TOP 09 – <text:span text:style-name="T4">myslím, že to nejsou klasické mítinky, ale pro pořádek</text:span></text:p>
      <text:p text:style-name="P6">3. 9. TOP 09 na kolech, Mladá Boleslav</text:p>
      <text:p text:style-name="P6">10. 9. Slavnosti pravého a levého břehu, Roztoky</text:p>
      <text:p text:style-name="P6"><text:a xlink:type="simple" xlink:href="http://www.top09.cz/co-delame/kalendar-akci/?kraj=27&amp;okres=0&amp;obec=0&amp;datum_od=31.8.2016&amp;datum_do=&amp;osobnosti=&amp;volby=0" text:style-name="Internet_20_link" text:visited-style-name="Visited_20_Internet_20_Link">http://www.top09.cz/co-delame/kalendar-akci/?kraj=27&amp;okres=0&amp;obec=0&amp;datum_od=31.8.2016&amp;datum_do=&amp;osobnosti=&amp;volby=0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02:34.339000000</meta:creation-date>
    <dc:date>2016-08-31T15:08:57.505000000</dc:date>
    <meta:editing-duration>PT6M22S</meta:editing-duration>
    <meta:editing-cycles>3</meta:editing-cycles>
    <meta:generator>LibreOffice/5.1.4.2$Windows_X86_64 LibreOffice_project/f99d75f39f1c57ebdd7ffc5f42867c12031db97a</meta:generator>
    <meta:document-statistic meta:table-count="0" meta:image-count="0" meta:object-count="0" meta:page-count="1" meta:paragraph-count="31" meta:word-count="157" meta:character-count="1226" meta:non-whitespace-character-count="1097"/>
  </office:meta>
</office:document-meta>
</file>